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.71mm" svg:y="110.07mm">
            <loext:p draw:notify-on-update-of-ranges="Sheet1.C7:Sheet1.C22 Sheet1.D7:Sheet1.D22 Sheet1.E7:Sheet1.E22 Sheet1.F7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package list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old tinderbox</text:p>
          </table:table-cell>
          <table:table-cell table:style-name="ce1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2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-((R-D*day)/R)^N = coverag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-(([.$C$3]-[.$C$2]*[.$C7])/[.$C$3])^[.D$5]" office:value-type="percentage" office:value="0" calcext:value-type="percentage">
            <text:p>0.00%</text:p>
          </table:table-cell>
          <table:table-cell table:style-name="ce3" table:formula="of:=1-(([.$C$3]-[.$C$2]*[.$C7])/[.$C$3])^[.E$5]" office:value-type="percentage" office:value="0" calcext:value-type="percentage">
            <text:p>0.00%</text:p>
          </table:table-cell>
          <table:table-cell table:style-name="ce3" table:formula="of:=1-(([.$C$3]-[.$C$2]*[.$C7])/[.$C$3])^[.F$5]" office:value-type="percentage" office:value="0" calcext:value-type="percentage">
            <text:p>0.0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3" table:formula="of:=1-(([.$C$3]-[.$C$2]*[.$C8])/[.$C$3])^[.D$5]" office:value-type="percentage" office:value="0.0368421052631579" calcext:value-type="percentage">
            <text:p>3.68%</text:p>
          </table:table-cell>
          <table:table-cell table:style-name="ce3" table:formula="of:=1-(([.$C$3]-[.$C$2]*[.$C8])/[.$C$3])^[.E$5]" office:value-type="percentage" office:value="0.201665435722864" calcext:value-type="percentage">
            <text:p>20.17%</text:p>
          </table:table-cell>
          <table:table-cell table:style-name="ce3" table:formula="of:=1-(([.$C$3]-[.$C$2]*[.$C8])/[.$C$3])^[.F$5]" office:value-type="percentage" office:value="0.312971287218003" calcext:value-type="percentage">
            <text:p>31.3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3" table:formula="of:=1-(([.$C$3]-[.$C$2]*[.$C9])/[.$C$3])^[.D$5]" office:value-type="percentage" office:value="0.0736842105263158" calcext:value-type="percentage">
            <text:p>7.37%</text:p>
          </table:table-cell>
          <table:table-cell table:style-name="ce3" table:formula="of:=1-(([.$C$3]-[.$C$2]*[.$C9])/[.$C$3])^[.E$5]" office:value-type="percentage" office:value="0.368236688900012" calcext:value-type="percentage">
            <text:p>36.82%</text:p>
          </table:table-cell>
          <table:table-cell table:style-name="ce3" table:formula="of:=1-(([.$C$3]-[.$C$2]*[.$C9])/[.$C$3])^[.F$5]" office:value-type="percentage" office:value="0.534852524109055" calcext:value-type="percentage">
            <text:p>53.4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3" table:formula="of:=1-(([.$C$3]-[.$C$2]*[.$C10])/[.$C$3])^[.D$5]" office:value-type="percentage" office:value="0.110526315789474" calcext:value-type="percentage">
            <text:p>11.05%</text:p>
          </table:table-cell>
          <table:table-cell table:style-name="ce3" table:formula="of:=1-(([.$C$3]-[.$C$2]*[.$C10])/[.$C$3])^[.E$5]" office:value-type="percentage" office:value="0.504779491269788" calcext:value-type="percentage">
            <text:p>50.48%</text:p>
          </table:table-cell>
          <table:table-cell table:style-name="ce3" table:formula="of:=1-(([.$C$3]-[.$C$2]*[.$C10])/[.$C$3])^[.F$5]" office:value-type="percentage" office:value="0.690021882397708" calcext:value-type="percentage">
            <text:p>69.0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3" table:formula="of:=1-(([.$C$3]-[.$C$2]*[.$C11])/[.$C$3])^[.D$5]" office:value-type="percentage" office:value="0.147368421052632" calcext:value-type="percentage">
            <text:p>14.74%</text:p>
          </table:table-cell>
          <table:table-cell table:style-name="ce3" table:formula="of:=1-(([.$C$3]-[.$C$2]*[.$C11])/[.$C$3])^[.E$5]" office:value-type="percentage" office:value="0.615790161634257" calcext:value-type="percentage">
            <text:p>61.58%</text:p>
          </table:table-cell>
          <table:table-cell table:style-name="ce3" table:formula="of:=1-(([.$C$3]-[.$C$2]*[.$C11])/[.$C$3])^[.F$5]" office:value-type="percentage" office:value="0.796944790569928" calcext:value-type="percentage">
            <text:p>79.6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3" table:formula="of:=1-(([.$C$3]-[.$C$2]*[.$C12])/[.$C$3])^[.D$5]" office:value-type="percentage" office:value="0.18421052631579" calcext:value-type="percentage">
            <text:p>18.42%</text:p>
          </table:table-cell>
          <table:table-cell table:style-name="ce3" table:formula="of:=1-(([.$C$3]-[.$C$2]*[.$C12])/[.$C$3])^[.E$5]" office:value-type="percentage" office:value="0.705239975937001" calcext:value-type="percentage">
            <text:p>70.52%</text:p>
          </table:table-cell>
          <table:table-cell table:style-name="ce3" table:formula="of:=1-(([.$C$3]-[.$C$2]*[.$C12])/[.$C$3])^[.F$5]" office:value-type="percentage" office:value="0.869448768721712" calcext:value-type="percentage">
            <text:p>86.9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3" table:formula="of:=1-(([.$C$3]-[.$C$2]*[.$C13])/[.$C$3])^[.D$5]" office:value-type="percentage" office:value="0.221052631578947" calcext:value-type="percentage">
            <text:p>22.11%</text:p>
          </table:table-cell>
          <table:table-cell table:style-name="ce3" table:formula="of:=1-(([.$C$3]-[.$C$2]*[.$C13])/[.$C$3])^[.E$5]" office:value-type="percentage" office:value="0.776617736816024" calcext:value-type="percentage">
            <text:p>77.66%</text:p>
          </table:table-cell>
          <table:table-cell table:style-name="ce3" table:formula="of:=1-(([.$C$3]-[.$C$2]*[.$C13])/[.$C$3])^[.F$5]" office:value-type="percentage" office:value="0.917760370629221" calcext:value-type="percentage">
            <text:p>91.7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style-name="ce3" table:formula="of:=1-(([.$C$3]-[.$C$2]*[.$C14])/[.$C$3])^[.D$5]" office:value-type="percentage" office:value="0.257894736842105" calcext:value-type="percentage">
            <text:p>25.79%</text:p>
          </table:table-cell>
          <table:table-cell table:style-name="ce3" table:formula="of:=1-(([.$C$3]-[.$C$2]*[.$C14])/[.$C$3])^[.E$5]" office:value-type="percentage" office:value="0.832970542631756" calcext:value-type="percentage">
            <text:p>83.30%</text:p>
          </table:table-cell>
          <table:table-cell table:style-name="ce3" table:formula="of:=1-(([.$C$3]-[.$C$2]*[.$C14])/[.$C$3])^[.F$5]" office:value-type="percentage" office:value="0.949341174458168" calcext:value-type="percentage">
            <text:p>94.9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3" table:formula="of:=1-(([.$C$3]-[.$C$2]*[.$C15])/[.$C$3])^[.D$5]" office:value-type="percentage" office:value="0.294736842105263" calcext:value-type="percentage">
            <text:p>29.47%</text:p>
          </table:table-cell>
          <table:table-cell table:style-name="ce3" table:formula="of:=1-(([.$C$3]-[.$C$2]*[.$C15])/[.$C$3])^[.E$5]" office:value-type="percentage" office:value="0.876942755970156" calcext:value-type="percentage">
            <text:p>87.69%</text:p>
          </table:table-cell>
          <table:table-cell table:style-name="ce3" table:formula="of:=1-(([.$C$3]-[.$C$2]*[.$C15])/[.$C$3])^[.F$5]" office:value-type="percentage" office:value="0.969555280706908" calcext:value-type="percentage">
            <text:p>96.9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3" table:formula="of:=1-(([.$C$3]-[.$C$2]*[.$C16])/[.$C$3])^[.D$5]" office:value-type="percentage" office:value="0.331578947368421" calcext:value-type="percentage">
            <text:p>33.16%</text:p>
          </table:table-cell>
          <table:table-cell table:style-name="ce3" table:formula="of:=1-(([.$C$3]-[.$C$2]*[.$C16])/[.$C$3])^[.E$5]" office:value-type="percentage" office:value="0.910813171620933" calcext:value-type="percentage">
            <text:p>91.08%</text:p>
          </table:table-cell>
          <table:table-cell table:style-name="ce3" table:formula="of:=1-(([.$C$3]-[.$C$2]*[.$C16])/[.$C$3])^[.F$5]" office:value-type="percentage" office:value="0.982196671717834" calcext:value-type="percentage">
            <text:p>98.2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3" table:formula="of:=1-(([.$C$3]-[.$C$2]*[.$C17])/[.$C$3])^[.D$5]" office:value-type="percentage" office:value="0.368421052631579" calcext:value-type="percentage">
            <text:p>36.84%</text:p>
          </table:table-cell>
          <table:table-cell table:style-name="ce3" table:formula="of:=1-(([.$C$3]-[.$C$2]*[.$C17])/[.$C$3])^[.E$5]" office:value-type="percentage" office:value="0.936530384030857" calcext:value-type="percentage">
            <text:p>93.65%</text:p>
          </table:table-cell>
          <table:table-cell table:style-name="ce3" table:formula="of:=1-(([.$C$3]-[.$C$2]*[.$C17])/[.$C$3])^[.F$5]" office:value-type="percentage" office:value="0.989901044676329" calcext:value-type="percentage">
            <text:p>98.9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3" table:formula="of:=1-(([.$C$3]-[.$C$2]*[.$C18])/[.$C$3])^[.D$5]" office:value-type="percentage" office:value="0.405263157894737" calcext:value-type="percentage">
            <text:p>40.53%</text:p>
          </table:table-cell>
          <table:table-cell table:style-name="ce3" table:formula="of:=1-(([.$C$3]-[.$C$2]*[.$C18])/[.$C$3])^[.E$5]" office:value-type="percentage" office:value="0.95574635423218" calcext:value-type="percentage">
            <text:p>95.57%</text:p>
          </table:table-cell>
          <table:table-cell table:style-name="ce3" table:formula="of:=1-(([.$C$3]-[.$C$2]*[.$C18])/[.$C$3])^[.F$5]" office:value-type="percentage" office:value="0.994463332726827" calcext:value-type="percentage">
            <text:p>99.4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3" table:formula="of:=1-(([.$C$3]-[.$C$2]*[.$C19])/[.$C$3])^[.D$5]" office:value-type="percentage" office:value="0.442105263157895" calcext:value-type="percentage">
            <text:p>44.21%</text:p>
          </table:table-cell>
          <table:table-cell table:style-name="ce3" table:formula="of:=1-(([.$C$3]-[.$C$2]*[.$C19])/[.$C$3])^[.E$5]" office:value-type="percentage" office:value="0.969848176246163" calcext:value-type="percentage">
            <text:p>96.98%</text:p>
          </table:table-cell>
          <table:table-cell table:style-name="ce3" table:formula="of:=1-(([.$C$3]-[.$C$2]*[.$C19])/[.$C$3])^[.F$5]" office:value-type="percentage" office:value="0.99707905995264" calcext:value-type="percentage">
            <text:p>99.71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3" table:formula="of:=1-(([.$C$3]-[.$C$2]*[.$C20])/[.$C$3])^[.D$5]" office:value-type="percentage" office:value="0.478947368421053" calcext:value-type="percentage">
            <text:p>47.89%</text:p>
          </table:table-cell>
          <table:table-cell table:style-name="ce3" table:formula="of:=1-(([.$C$3]-[.$C$2]*[.$C20])/[.$C$3])^[.E$5]" office:value-type="percentage" office:value="0.979988042961699" calcext:value-type="percentage">
            <text:p>98.00%</text:p>
          </table:table-cell>
          <table:table-cell table:style-name="ce3" table:formula="of:=1-(([.$C$3]-[.$C$2]*[.$C20])/[.$C$3])^[.F$5]" office:value-type="percentage" office:value="0.99852491877109" calcext:value-type="percentage">
            <text:p>99.8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3" table:formula="of:=1-(([.$C$3]-[.$C$2]*[.$C21])/[.$C$3])^[.D$5]" office:value-type="percentage" office:value="0.515789473684211" calcext:value-type="percentage">
            <text:p>51.58%</text:p>
          </table:table-cell>
          <table:table-cell table:style-name="ce3" table:formula="of:=1-(([.$C$3]-[.$C$2]*[.$C21])/[.$C$3])^[.E$5]" office:value-type="percentage" office:value="0.987111411489053" calcext:value-type="percentage">
            <text:p>98.71%</text:p>
          </table:table-cell>
          <table:table-cell table:style-name="ce3" table:formula="of:=1-(([.$C$3]-[.$C$2]*[.$C21])/[.$C$3])^[.F$5]" office:value-type="percentage" office:value="0.99929149606943" calcext:value-type="percentage">
            <text:p>99.9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3" table:formula="of:=1-(([.$C$3]-[.$C$2]*[.$C22])/[.$C$3])^[.D$5]" office:value-type="percentage" office:value="0.552631578947368" calcext:value-type="percentage">
            <text:p>55.26%</text:p>
          </table:table-cell>
          <table:table-cell table:style-name="ce3" table:formula="of:=1-(([.$C$3]-[.$C$2]*[.$C22])/[.$C$3])^[.E$5]" office:value-type="percentage" office:value="0.991983367988687" calcext:value-type="percentage">
            <text:p>99.20%</text:p>
          </table:table-cell>
          <table:table-cell table:style-name="ce3" table:formula="of:=1-(([.$C$3]-[.$C$2]*[.$C22])/[.$C$3])^[.F$5]" office:value-type="percentage" office:value="0.999678890431024" calcext:value-type="percentage">
            <text:p>99.97%</text:p>
          </table:table-cell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6:01:39.57238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0-28T16:05:42.891062317</dc:date>
    <dc:creator>Toralf Förster</dc:creator>
    <meta:editing-duration>PT54M13S</meta:editing-duration>
    <meta:editing-cycles>34</meta:editing-cycles>
    <meta:generator>LibreOffice/5.1.4.2$Linux_X86_64 LibreOffice_project/10m0$Build-2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7:Sheet1.F22" chart:data-source-has-labels="column" svg:x="0.32cm" svg:y="0.18cm" svg:width="15.36cm" svg:height="8.64cm">
          <chartooo:coordinate-region svg:x="1.735cm" svg:y="0.379cm" svg:width="13.573cm" svg:height="7.794cm"/>
          <chart:axis chart:dimension="x" chart:name="primary-x" chart:style-name="ch3" chartooo:axis-type="auto">
            <chartooo:date-scale/>
            <chart:categories table:cell-range-address="Sheet1.C7:Sheet1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D7:Sheet1.D22" chart:class="chart:line">
            <chart:data-point chart:repeated="16"/>
          </chart:series>
          <chart:series chart:style-name="ch8" chart:values-cell-range-address="Sheet1.E7:Sheet1.E22" chart:class="chart:line">
            <chart:data-point chart:repeated="16"/>
          </chart:series>
          <chart:series chart:style-name="ch9" chart:values-cell-range-address="Sheet1.F7:Sheet1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7:Sheet1.C22</svg:desc>
                </draw:g>
              </table:table-cell>
              <table:table-cell office:value-type="float" office:value="0">
                <text:p>0</text:p>
                <draw:g>
                  <svg:desc>Sheet1.D7:Sheet1.D22</svg:desc>
                </draw:g>
              </table:table-cell>
              <table:table-cell office:value-type="float" office:value="0">
                <text:p>0</text:p>
                <draw:g>
                  <svg:desc>Sheet1.E7:Sheet1.E22</svg:desc>
                </draw:g>
              </table:table-cell>
              <table:table-cell office:value-type="float" office:value="0">
                <text:p>0</text:p>
                <draw:g>
                  <svg:desc>Sheet1.F7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68421052631579">
                <text:p>0.0368421052631579</text:p>
              </table:table-cell>
              <table:table-cell office:value-type="float" office:value="0.201665435722864">
                <text:p>0.201665435722864</text:p>
              </table:table-cell>
              <table:table-cell office:value-type="float" office:value="0.312971287218003">
                <text:p>0.3129712872180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36842105263158">
                <text:p>0.0736842105263158</text:p>
              </table:table-cell>
              <table:table-cell office:value-type="float" office:value="0.368236688900012">
                <text:p>0.368236688900012</text:p>
              </table:table-cell>
              <table:table-cell office:value-type="float" office:value="0.534852524109055">
                <text:p>0.5348525241090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10526315789474">
                <text:p>0.110526315789474</text:p>
              </table:table-cell>
              <table:table-cell office:value-type="float" office:value="0.504779491269788">
                <text:p>0.504779491269788</text:p>
              </table:table-cell>
              <table:table-cell office:value-type="float" office:value="0.690021882397708">
                <text:p>0.690021882397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0.615790161634257">
                <text:p>0.615790161634257</text:p>
              </table:table-cell>
              <table:table-cell office:value-type="float" office:value="0.796944790569928">
                <text:p>0.796944790569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.705239975937001">
                <text:p>0.705239975937001</text:p>
              </table:table-cell>
              <table:table-cell office:value-type="float" office:value="0.869448768721712">
                <text:p>0.8694487687217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0.776617736816024">
                <text:p>0.776617736816024</text:p>
              </table:table-cell>
              <table:table-cell office:value-type="float" office:value="0.917760370629221">
                <text:p>0.9177603706292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7894736842105">
                <text:p>0.257894736842105</text:p>
              </table:table-cell>
              <table:table-cell office:value-type="float" office:value="0.832970542631756">
                <text:p>0.832970542631756</text:p>
              </table:table-cell>
              <table:table-cell office:value-type="float" office:value="0.949341174458168">
                <text:p>0.949341174458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876942755970156">
                <text:p>0.876942755970156</text:p>
              </table:table-cell>
              <table:table-cell office:value-type="float" office:value="0.969555280706908">
                <text:p>0.9695552807069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910813171620933">
                <text:p>0.910813171620933</text:p>
              </table:table-cell>
              <table:table-cell office:value-type="float" office:value="0.982196671717834">
                <text:p>0.9821966717178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936530384030857">
                <text:p>0.936530384030857</text:p>
              </table:table-cell>
              <table:table-cell office:value-type="float" office:value="0.989901044676329">
                <text:p>0.9899010446763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05263157894737">
                <text:p>0.405263157894737</text:p>
              </table:table-cell>
              <table:table-cell office:value-type="float" office:value="0.95574635423218">
                <text:p>0.95574635423218</text:p>
              </table:table-cell>
              <table:table-cell office:value-type="float" office:value="0.994463332726827">
                <text:p>0.9944633327268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2105263157895">
                <text:p>0.442105263157895</text:p>
              </table:table-cell>
              <table:table-cell office:value-type="float" office:value="0.969848176246163">
                <text:p>0.969848176246163</text:p>
              </table:table-cell>
              <table:table-cell office:value-type="float" office:value="0.99707905995264">
                <text:p>0.997079059952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78947368421053">
                <text:p>0.478947368421053</text:p>
              </table:table-cell>
              <table:table-cell office:value-type="float" office:value="0.979988042961699">
                <text:p>0.979988042961699</text:p>
              </table:table-cell>
              <table:table-cell office:value-type="float" office:value="0.99852491877109">
                <text:p>0.998524918771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15789473684211">
                <text:p>0.515789473684211</text:p>
              </table:table-cell>
              <table:table-cell office:value-type="float" office:value="0.987111411489053">
                <text:p>0.987111411489053</text:p>
              </table:table-cell>
              <table:table-cell office:value-type="float" office:value="0.99929149606943">
                <text:p>0.999291496069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991983367988687">
                <text:p>0.991983367988687</text:p>
              </table:table-cell>
              <table:table-cell office:value-type="float" office:value="0.999678890431024">
                <text:p>0.99967889043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